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4cm"/>
    </style:style>
    <style:style style:name="co2" style:family="table-column">
      <style:table-column-properties fo:break-before="auto" style:column-width="7.073cm"/>
    </style:style>
    <style:style style:name="co3" style:family="table-column">
      <style:table-column-properties fo:break-before="auto" style:column-width="1.148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7.474cm"/>
    </style:style>
    <style:style style:name="co8" style:family="table-column">
      <style:table-column-properties fo:break-before="auto" style:column-width="6.67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terial übersich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Produkt</text:p>
          </table:table-cell>
          <table:table-cell table:style-name="Default" office:value-type="string" calcext:value-type="string">
            <text:p>url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anzahl je TN</text:p>
          </table:table-cell>
          <table:table-cell office:value-type="string" calcext:value-type="string">
            <text:p>preis T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 zwei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office:value-type="string" calcext:value-type="string">
            <text:p><text:a xlink:href="https://www.reichelt.de/powerbank-li-po-10000-mah-usb-c-petrol-intenso-7313537-p283039.html?&amp;trstct=vrt_pdn&amp;nbc=1" xlink:type="simple">INTENSO Powerbank 10000mAh</text:a></text:p>
          </table:table-cell>
          <table:table-cell table:style-name="Default" office:value-type="string" calcext:value-type="string">
            <text:p>https://www.reichelt.de/powerbank-li-po-10000-mah-usb-c-petrol-intenso-7313537-p283039.html?&amp;trstct=vrt_pdn&amp;nbc=1</text:p>
          </table:table-cell>
          <table:table-cell office:value-type="currency" office:currency="EUR" office:value="18.45" calcext:value-type="currency">
            <text:p>18,4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]*[.D4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<text:span text:style-name="T1"><text:a xlink:href="https://www.reichelt.de/powerbank-li-po-5000-mah-usb-c-petrol-intenso-7313527-p283036.html" xlink:type="simple">INTENSO Powerbank 5000mAh</text:a></text:span></text:p>
          </table:table-cell>
          <table:table-cell table:style-name="Default" office:value-type="string" calcext:value-type="string">
            <text:p>https://www.reichelt.de/powerbank-li-po-5000-mah-usb-c-petrol-intenso-7313527-p283036.html</text:p>
          </table:table-cell>
          <table:table-cell office:value-type="currency" office:currency="EUR" office:value="13.65" calcext:value-type="currency">
            <text:p>13,65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5]*[.D5]" office:value-type="currency" office:currency="EUR" office:value="13.65" calcext:value-type="currency">
            <text:p>13,65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Default" office:value-type="string" calcext:value-type="string">
            <text:p>https://www.reichelt.de/powerbank-li-po-5000-mah-usb-c-petrol-intenso-7313527-p283036.html</text:p>
          </table:table-cell>
          <table:table-cell office:value-type="currency" office:currency="EUR" office:value="13.65" calcext:value-type="currency">
            <text:p>13,65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6]*[.D6]" office:value-type="currency" office:currency="EUR" office:value="13.65" calcext:value-type="currency">
            <text:p>13,65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E7]*[.D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<text:a xlink:href="https://www.amazon.de/dp/B07BPX2KFD" xlink:type="simple">LED-Pixel-Band</text:a></text:p>
          </table:table-cell>
          <table:table-cell table:style-name="Default" office:value-type="string" calcext:value-type="string">
            <text:p>https://www.amazon.de/dp/B07BPX2KFD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Default" table:formula="of:=1/(144/36)" office:value-type="float" office:value="0.25" calcext:value-type="float">
            <text:p>0,25</text:p>
          </table:table-cell>
          <table:table-cell table:formula="of:=[.E8]*[.D8]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ESP32-S3 TFT reverse</text:p>
          </table:table-cell>
          <table:table-cell table:style-name="Default" office:value-type="string" calcext:value-type="string">
            <text:p>https://www.adafruit.com/product/5691</text:p>
          </table:table-cell>
          <table:table-cell office:value-type="currency" office:currency="EUR" office:value="33" calcext:value-type="currency">
            <text:p>33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0]*[.D10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fruit ESP32-S3 TFT</text:p>
          </table:table-cell>
          <table:table-cell table:style-name="Default" office:value-type="string" calcext:value-type="string">
            <text:p>https://eckstein-shop.de/Adafruit-ESP32-S3-TFT-Display-Feather-Board-4MB-Flash-2MB-PSRAM-STEMMA-QT</text:p>
          </table:table-cell>
          <table:table-cell office:value-type="currency" office:currency="EUR" office:value="33" calcext:value-type="currency">
            <text:p>33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1]*[.D11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atherS3 - ESP32-S3 </text:p>
          </table:table-cell>
          <table:table-cell table:style-name="Default" office:value-type="string" calcext:value-type="string">
            <text:p>https://www.exp-tech.de/plattformen/esp32/10679/feathers3-esp32-s3-development-board</text:p>
          </table:table-cell>
          <table:table-cell office:value-type="currency" office:currency="EUR" office:value="29" calcext:value-type="currency">
            <text:p>2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2]*[.D12]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fruit ESP32-S3 Feather</text:p>
          </table:table-cell>
          <table:table-cell table:style-name="Default" office:value-type="string" calcext:value-type="string">
            <text:p><text:a xlink:href="https://www.exp-tech.de/plattformen/esp32/10678/adafruit-esp32-s3-feather-with-stemma-qt/qwiic" xlink:type="simple">https://www.exp-tech.de/plattformen/esp32/10678/adafruit-esp32-s3-feather-with-stemma-qt/qwiic</text:a></text:p>
          </table:table-cell>
          <table:table-cell office:value-type="currency" office:currency="EUR" office:value="17.5" calcext:value-type="currency">
            <text:p>17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3]*[.D13]" office:value-type="currency" office:currency="EUR" office:value="0" calcext:value-type="currency">
            <text:p>0,00 €</text:p>
          </table:table-cell>
          <table:table-cell office:value-type="string" calcext:value-type="string">
            <text:p>4MB Flash 2MB PSRAM or 8MB Flash No 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S3 - ESP32-S3</text:p>
          </table:table-cell>
          <table:table-cell table:style-name="Default" office:value-type="string" calcext:value-type="string">
            <text:p>https://www.exp-tech.de/plattformen/esp32/10681/pros3-esp32-s3-development-board</text:p>
          </table:table-cell>
          <table:table-cell office:value-type="currency" office:currency="EUR" office:value="32" calcext:value-type="currency">
            <text:p>32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4]*[.D14]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fruit QT Py ESP32-S3</text:p>
          </table:table-cell>
          <table:table-cell table:style-name="Default" office:value-type="string" calcext:value-type="string">
            <text:p>https://www.adafruit.com/product/5426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5]*[.D15]" office:value-type="currency" office:currency="EUR" office:value="0" calcext:value-type="currency">
            <text:p>0,00 €</text:p>
          </table:table-cell>
          <table:table-cell office:value-type="string" calcext:value-type="string">
            <text:p>8 MB Flash / No PS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-S3-DevKitC-1-N8R8</text:p>
          </table:table-cell>
          <table:table-cell table:style-name="Default" office:value-type="string" calcext:value-type="string">
            <text:p><text:a xlink:href="https://www.mouser.de/c/?q=ESP32-S3-DevKitC-1-N8R8" xlink:type="simple">https://www.mouser.de/c/?q=ESP32-S3-DevKitC-1-N8R8</text:a></text:p>
          </table:table-cell>
          <table:table-cell office:value-type="currency" office:currency="EUR" office:value="14.1" calcext:value-type="currency">
            <text:p>14,1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16]*[.D16]" office:value-type="currency" office:currency="EUR" office:value="14.1" calcext:value-type="currency">
            <text:p>14,10 €</text:p>
          </table:table-cell>
          <table:table-cell office:value-type="string" calcext:value-type="string">
            <text:p>8MB Flash 8MB PS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-S3-DevKitC-1-N32R8V</text:p>
          </table:table-cell>
          <table:table-cell table:style-name="Default" office:value-type="string" calcext:value-type="string">
            <text:p><text:span text:style-name="T1"><text:a xlink:href="https://www.mouser.de/c/?q=ESP32-S3-DevKitC-1-N32R8V" xlink:type="simple">https://www.mouser.de/c/?q=ESP32-S3-DevKitC-1-N32R8V</text:a></text:span></text:p>
          </table:table-cell>
          <table:table-cell office:value-type="currency" office:currency="EUR" office:value="17" calcext:value-type="currency">
            <text:p>17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7]*[.D17]" office:value-type="currency" office:currency="EUR" office:value="0" calcext:value-type="currency">
            <text:p>0,00 €</text:p>
          </table:table-cell>
          <table:table-cell office:value-type="string" calcext:value-type="string">
            <text:p>32MB Flash 8MB PSRAM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MSA301 Triple Axis Accelerometer</text:p>
          </table:table-cell>
          <table:table-cell table:style-name="Default" office:value-type="string" calcext:value-type="string">
            <text:p><text:a xlink:href="https://eckstein-shop.de/Adafruit-MSA311-Triple-Axis-Accelerometer-STEMMA-QT-Qwiic" xlink:type="simple">https://eckstein-shop.de/Adafruit-MSA311-Triple-Axis-Accelerometer-STEMMA-QT-Qwiic</text:a>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19]*[.D19]" office:value-type="currency" office:currency="EUR" office:value="6" calcext:value-type="currency">
            <text:p>6,00 €</text:p>
          </table:table-cell>
          <table:table-cell office:value-type="string" calcext:value-type="string">
            <text:p>should 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2">BNO085 - </text:span>9-DOF Orientation IMU Fusion</text:p>
          </table:table-cell>
          <table:table-cell table:style-name="Default" office:value-type="string" calcext:value-type="string">
            <text:p>https://learn.adafruit.com/adafruit-9-dof-orientation-imu-fusion-breakout-bno085/python-circuitpython</text:p>
          </table:table-cell>
          <table:table-cell office:value-type="currency" office:currency="EUR" office:value="31" calcext:value-type="currency">
            <text:p>31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0]*[.D20]" office:value-type="currency" office:currency="EUR" office:value="0" calcext:value-type="currency">
            <text:p>0,00 €</text:p>
          </table:table-cell>
          <table:table-cell office:value-type="string" calcext:value-type="string">
            <text:p>mega nices spielzeug..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STEMMA QT JST SH 4-pin Cable - 100mm</text:p>
          </table:table-cell>
          <table:table-cell table:style-name="Default" office:value-type="string" calcext:value-type="string">
            <text:p><text:a xlink:href="https://eckstein-shop.de/STEMMAQT2FQwiicJSTSH4-pinCable-100mmLongforallSensor2FDriverBoardswithQwiic" xlink:type="simple">https://eckstein-shop.de/STEMMAQT2FQwiicJSTSH4-pinCable-100mmLongforallSensor2FDriverBoardswithQwiic</text:a>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22]*[.D22]" office:value-type="currency" office:currency="EUR" office:value="1.5" calcext:value-type="currency">
            <text:p>1,50 €</text:p>
          </table:table-cell>
          <table:table-cell office:value-type="string" calcext:value-type="string">
            <text:p>für sensor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 c - usb c 0.5m</text:p>
          </table:table-cell>
          <table:table-cell table:style-name="Default" office:value-type="string" calcext:value-type="string">
            <text:p>https://www.reichelt.de/usb-2-0-kabel-c-stecker-auf-c-stecker-0-5-m-efb-usbcusb20ck5-p330175.html?&amp;nbc=1</text:p>
          </table:table-cell>
          <table:table-cell office:value-type="currency" office:currency="EUR" office:value="3.2" calcext:value-type="currency">
            <text:p>3,2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3]*[.D23]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board</text:p>
          </table:table-cell>
          <table:table-cell office:value-type="string" calcext:value-type="string">
            <text:p>oder halbiert für powerbank - led streifen</text:p>
          </table:table-cell>
        </table:table-row>
        <table:table-row table:style-name="ro1">
          <table:table-cell/>
          <table:table-cell office:value-type="string" calcext:value-type="string">
            <text:p>usb c - freie enden 0.2m</text:p>
          </table:table-cell>
          <table:table-cell table:style-name="Default" office:value-type="string" calcext:value-type="string">
            <text:p>https://www.reichelt.de/usb-c-stecker-auf-freie-enden-sw-20-cm-usb-c-awg22-20-p292505.html</text:p>
          </table:table-cell>
          <table:table-cell office:value-type="currency" office:currency="EUR" office:value="2.05" calcext:value-type="currency">
            <text:p>2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4]*[.D24]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 c - freie enden 0.5m</text:p>
          </table:table-cell>
          <table:table-cell table:style-name="Default" office:value-type="string" calcext:value-type="string">
            <text:p>https://www.reichelt.de/usb-c-stecker-auf-freie-enden-sw-50-cm-usb-c-awg22-50-p292506.html?&amp;trstct=vrt_pdn&amp;nbc=1</text:p>
          </table:table-cell>
          <table:table-cell office:value-type="currency" office:currency="EUR" office:value="2.41" calcext:value-type="currency">
            <text:p>2,41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5]*[.D25]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 c - usb c 1m</text:p>
          </table:table-cell>
          <table:table-cell table:style-name="Default" office:value-type="string" calcext:value-type="string">
            <text:p><text:a xlink:href="https://www.reichelt.de/usb-2-0-kabel-c-stecker-auf-c-stecker-2-0-m-efb-usbcusb20ck2-p330177.html?&amp;trstct=vrt_pdn&amp;nbc=1" xlink:type="simple">https://www.reichelt.de/usb-2-0-kabel-c-stecker-auf-c-stecker-2-0-m-efb-usbcusb20ck2-p330177.html?&amp;trstct=vrt_pdn&amp;nbc=1</text:a></text:p>
          </table:table-cell>
          <table:table-cell office:value-type="currency" office:currency="EUR" office:value="5.3" calcext:value-type="currency">
            <text:p>5,3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6]*[.D26]" office:value-type="currency" office:currency="EUR" office:value="0" calcext:value-type="currency">
            <text:p>0,00 €</text:p>
          </table:table-cell>
          <table:table-cell office:value-type="string" calcext:value-type="string">
            <text:p>halbiert für powerbank - led streif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 c - usb c 2m</text:p>
          </table:table-cell>
          <table:table-cell table:style-name="Default" office:value-type="string" calcext:value-type="string">
            <text:p><text:a xlink:href="https://www.reichelt.de/usb-2-0-kabel-c-stecker-auf-c-stecker-2-0-m-efb-usbcusb20ck2-p330177.html?&amp;trstct=vrt_pdn&amp;nbc=1" xlink:type="simple">https://www.reichelt.de/usb-2-0-kabel-c-stecker-auf-c-stecker-2-0-m-efb-usbcusb20ck2-p330177.html?&amp;trstct=vrt_pdn&amp;nbc=1</text:a></text:p>
          </table:table-cell>
          <table:table-cell office:value-type="currency" office:currency="EUR" office:value="5.3" calcext:value-type="currency">
            <text:p>5,3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7]*[.D27]" office:value-type="currency" office:currency="EUR" office:value="0" calcext:value-type="currency">
            <text:p>0,00 €</text:p>
          </table:table-cell>
          <table:table-cell office:value-type="string" calcext:value-type="string">
            <text:p>praktisch fürs testen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häuse &amp; co</text:p>
          </table:table-cell>
          <table:table-cell office:value-type="string" calcext:value-type="string">
            <text:p><text:a xlink:href="https://www.reichelt.de/schrumpfschlauch-box-5m-transparent-25-4mm-sdb-25-4-tr-p53815.html?&amp;trstct=pos_7&amp;nbc=1" xlink:type="simple">Schrumpfschluach</text:a></text:p>
          </table:table-cell>
          <table:table-cell table:style-name="Default" office:value-type="string" calcext:value-type="string">
            <text:p>https://www.reichelt.de/schrumpfschlauch-box-5m-transparent-25-4mm-sdb-25-4-tr-p53815.html?&amp;trstct=pos_7&amp;nbc=1</text:p>
          </table:table-cell>
          <table:table-cell office:value-type="currency" office:currency="EUR" office:value="7.01" calcext:value-type="currency">
            <text:p>7,01 €</text:p>
          </table:table-cell>
          <table:table-cell table:style-name="Default" table:formula="of:=1/(5/0.4)" office:value-type="float" office:value="0.08" calcext:value-type="float">
            <text:p>0,08</text:p>
          </table:table-cell>
          <table:table-cell table:formula="of:=[.E29]*[.D29]" office:value-type="currency" office:currency="EUR" office:value="0.5608" calcext:value-type="currency">
            <text:p>0,56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lz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E30]*[.D30]" office:value-type="currency" office:currency="EUR" office:value="5" calcext:value-type="currency">
            <text:p>5,00 €</text:p>
          </table:table-cell>
          <table:table-cell office:value-type="string" calcext:value-type="string">
            <text:p>TO BE DEFINED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umme</text:p>
          </table:table-cell>
          <table:covered-table-cell table:number-columns-repeated="4"/>
          <table:table-cell table:style-name="ce4" table:formula="of:=SUM([.F4:.F31])" office:value-type="currency" office:currency="EUR" office:value="64.4608" calcext:value-type="currency">
            <text:p>64,46 €</text:p>
          </table:table-cell>
          <table:table-cell table:number-columns-repeated="2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4.4.2$Linux_X86_64 LibreOffice_project/40$Build-2</meta:generator>
    <dc:date>2023-03-04T09:51:12.474421238</dc:date>
    <dc:creator>Stefan Krüger</dc:creator>
    <meta:editing-duration>P1DT20H33M33S</meta:editing-duration>
    <meta:editing-cycles>31</meta:editing-cycles>
    <meta:document-statistic meta:table-count="1" meta:cell-count="145" meta:object-count="0"/>
  </office:meta>
</office:document-meta>
</file>